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86f1f" officeooo:paragraph-rsid="00186f1f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86f1f" officeooo:paragraph-rsid="00186f1f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officeooo:rsid="00186f1f" officeooo:paragraph-rsid="00186f1f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officeooo:rsid="001a4566" officeooo:paragraph-rsid="001a4566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officeooo:paragraph-rsid="001a4566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5pt" style:text-underline-style="none" officeooo:rsid="00186f1f" officeooo:paragraph-rsid="00186f1f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a4566" officeooo:paragraph-rsid="001a4566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5pt" officeooo:paragraph-rsid="001a4566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5pt" officeooo:rsid="001a4566" officeooo:paragraph-rsid="001a4566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officeooo:rsid="001a4566" officeooo:paragraph-rsid="001a4566"/>
    </style:style>
    <style:style style:name="T1" style:family="text">
      <style:text-properties officeooo:rsid="001a456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a4566"/>
    </style:style>
    <style:style style:name="T4" style:family="text">
      <style:text-properties fo:font-variant="normal" fo:text-transform="none" fo:color="#bdc1c6" loext:opacity="100%" fo:letter-spacing="normal"/>
    </style:style>
    <style:style style:name="T5" style:family="text">
      <style:text-properties fo:font-variant="normal" fo:text-transform="none" fo:color="#bdc1c6" loext:opacity="100%" fo:letter-spacing="normal" style:text-underline-style="none"/>
    </style:style>
    <style:style style:name="T6" style:family="text">
      <style:text-properties fo:font-variant="normal" fo:text-transform="none" fo:color="#bdc1c6" loext:opacity="100%" fo:letter-spacing="normal" style:text-underline-style="none" officeooo:rsid="001a4566"/>
    </style:style>
    <style:style style:name="T7" style:family="text">
      <style:text-properties fo:font-variant="normal" fo:text-transform="none" fo:color="#bdc1c6" loext:opacity="100%" fo:font-size="15pt" fo:letter-spacing="normal" style:text-underline-style="none" officeooo:rsid="001a4566" style:font-size-asian="15pt" style:font-size-complex="15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style:text-underline-style="none"/>
    </style:style>
    <style:style style:name="T10" style:family="text">
      <style:text-properties fo:font-variant="normal" fo:text-transform="none" fo:letter-spacing="normal" style:text-underline-style="none" officeooo:rsid="001a4566"/>
    </style:style>
    <style:style style:name="T11" style:family="text">
      <style:text-properties fo:font-variant="normal" fo:text-transform="none" fo:color="#000000" loext:opacity="100%" fo:font-size="15pt" fo:letter-spacing="normal" style:text-underline-style="none" officeooo:rsid="001a4566" style:font-size-asian="15pt" style:font-size-complex="15pt"/>
    </style:style>
    <style:style style:name="T12" style:family="text">
      <style:text-properties fo:color="#000000" loext:opacity="100%" fo:font-size="15pt" officeooo:rsid="001a4566" style:font-size-asian="15pt" style:font-size-complex="15pt"/>
    </style:style>
    <style:style style:name="T13" style:family="text">
      <style:text-properties fo:color="#000000" loext:opacity="100%" fo:font-size="15pt" style:text-underline-style="none" officeooo:rsid="001a4566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1 :</text:p>
      <text:p text:style-name="P7">uv = aabab</text:p>
      <text:p text:style-name="P7">(uv)² = aababaabab</text:p>
      <text:p text:style-name="P7">u^3v = aaaaaabab = a^6bab</text:p>
      <text:p text:style-name="P7">L=A⁶ = {aaa-abb-aba-bab-baa-bbb-bba-aab}</text:p>
      <text:p text:style-name="P8"><text:span text:style-name="T3">L1={u.v | u </text:span><text:span text:style-name="T8">∈</text:span> <text:s/><text:span text:style-name="T1">A+, v </text:span><text:span text:style-name="T10">∈</text:span><text:span text:style-name="T3"> A+}mots d’au moin 2 lettres = A.A+=A.A.A*</text:span></text:p>
      <text:p text:style-name="P8"><text:span text:style-name="T3">L2={u.v | u </text:span><text:span text:style-name="T10">∈</text:span><text:span text:style-name="T3"> <text:s/>A, v </text:span><text:span text:style-name="T10">∈</text:span><text:span text:style-name="T3"> A*}</text:span></text:p>
      <text:p text:style-name="P8"><text:span text:style-name="T3">L3={u.v | u </text:span><text:span text:style-name="T10">∈</text:span><text:span text:style-name="T3"> <text:s/>A*, v </text:span><text:span text:style-name="T10">∈</text:span><text:span text:style-name="T3"> A*}</text:span></text:p>
      <text:p text:style-name="P8"><text:span text:style-name="T3"/></text:p>
      <text:p text:style-name="P9"><text:span text:style-name="T2">Union :</text:span></text:p>
      <text:p text:style-name="P5"><text:span text:style-name="T12">L1 </text:span><text:span text:style-name="T4">∨</text:span> <text:span text:style-name="T12"><text:s/>L2={m</text:span><text:span text:style-name="T13"> </text:span><text:span text:style-name="T11">∈ A* | (m ∈ L1) ou (m ∈ L3)</text:span></text:p>
      <text:p text:style-name="P9"><text:span text:style-name="T9"/></text:p>
      <text:p text:style-name="P9"><text:span text:style-name="T2">Intersection :</text:span></text:p>
      <text:p text:style-name="P5"><text:span text:style-name="T11">L1 </text:span><text:span text:style-name="T5">∧</text:span><text:span text:style-name="T9"> </text:span><text:span text:style-name="T11"><text:s/>L2={m ∈ A* | (m ∈ L1) et (m ∈ L2)</text:span></text:p>
      <text:p text:style-name="P5"><text:span text:style-name="T11"/></text:p>
      <text:p text:style-name="P9"><text:span text:style-name="T2">Produit :</text:span></text:p>
      <text:p text:style-name="P5"><text:span text:style-name="T11">L1 L2={m ∈ A* | m =m,m2 , (m1 ∈ L1) et (m2 ∈ L2)</text:span></text:p>
      <text:p text:style-name="P5"><text:span text:style-name="T11"/></text:p>
      <text:p text:style-name="P10"><text:span text:style-name="T11">l</text:span></text:p>
      <text:p text:style-name="P4"/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7T15:21:32.746000000</meta:creation-date>
    <meta:generator>LibreOffice/7.4.1.2$Windows_X86_64 LibreOffice_project/3c58a8f3a960df8bc8fd77b461821e42c061c5f0</meta:generator>
    <dc:date>2023-02-05T19:17:43.816000000</dc:date>
    <meta:editing-duration>P2DT3H34M27S</meta:editing-duration>
    <meta:editing-cycles>2</meta:editing-cycles>
    <meta:document-statistic meta:table-count="0" meta:image-count="0" meta:object-count="0" meta:page-count="1" meta:paragraph-count="15" meta:word-count="96" meta:character-count="368" meta:non-whitespace-character-count="284"/>
  </office:meta>
</office:document-meta>
</file>